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T1" style:family="text">
      <style:text-properties officeooo:rsid="0001c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21:17:19.184535709</dc:date>
    <dc:creator>sehrguey </dc:creator>
    <meta:editing-duration>PT3M41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15" meta:word-count="95" meta:character-count="519" meta:non-whitespace-character-count="368"/>
  </office:meta>
</office:document-meta>
</file>